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basePackage( String ... 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TypePredicate.hasSelec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TypePredicate.forAnyHand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TypePredicate.forBasePackage( String ... 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TypePredicate.HandlerTypePredicate( Set &lt; String &gt; basePackages , List &lt; Class &lt; ? &gt; &gt; assignableTypes , List &lt; Class &lt; ? extends Annotation &gt; &gt;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TypePredicate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asePackageClass( Class &lt; ? &gt; ... package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addBasePackage( String basePack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TypePredicate.forBasePackageClass( Class &lt; ? &gt; ... package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TypePredicate.test( @ Nullable Class &lt; ? &gt; controller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andlerTypePredicate.forAnnotation( Class &lt; ? extends Annotation &gt;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ssignableType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TypePredicate.forAssignableType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nnotation( Class &lt; ? extends Annotation &gt;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